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4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7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4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63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2.011cm" fo:margin-right="0cm" fo:line-height="100%" fo:text-align="center" fo:text-indent="-1.693cm"/>
    </style:style>
    <style:style style:name="P2" style:family="paragraph">
      <loext:graphic-properties draw:fill="none" draw:fill-color="#ffffff"/>
      <style:paragraph-properties fo:margin-left="2.011cm" fo:margin-right="0cm" fo:margin-top="0cm" fo:margin-bottom="0cm" fo:line-height="100%" fo:text-align="center" fo:text-indent="-1.693cm" style:text-autospace="none">
        <style:tab-stops>
          <style:tab-stop style:position="19.05cm" style:type="right"/>
        </style:tab-stops>
      </style:paragraph-properties>
      <style:text-properties fo:color="#000000" style:font-name="Segoe UI2" fo:font-size="24pt" fo:font-style="normal" fo:text-shadow="1pt 1pt" style:text-underline-style="none" fo:font-weight="normal" style:font-name-asian="Segoe UI4" style:font-size-asian="10pt" style:font-style-asian="normal" style:font-weight-asian="normal" style:font-name-complex="Segoe UI4" style:font-size-complex="10pt" style:font-style-complex="normal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line-height="100%" fo:text-align="center" fo:text-indent="0cm">
        <style:tab-stops>
          <style:tab-stop style:position="0.045cm"/>
        </style:tab-stops>
      </style:paragraph-properties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.045cm"/>
        </style:tab-stops>
      </style:paragraph-properties>
      <style:text-properties fo:color="#000000" style:font-name="Segoe UI2" fo:font-size="24pt" fo:font-style="normal" fo:text-shadow="1pt 1pt" style:text-underline-style="none" fo:font-weight="normal" style:font-name-asian="Segoe UI4" style:font-size-asian="10pt" style:font-style-asian="normal" style:font-weight-asian="normal" style:font-name-complex="Segoe UI4" style:font-size-complex="10pt" style:font-style-complex="normal" style:font-weight-complex="normal"/>
    </style:style>
    <style:style style:name="P7" style:family="paragraph">
      <style:paragraph-properties fo:margin-left="2.062cm" fo:margin-right="0cm" fo:line-height="100%" fo:text-align="center" fo:text-indent="-2.062cm"/>
    </style:style>
    <style:style style:name="P8" style:family="paragraph">
      <loext:graphic-properties draw:fill="none" draw:fill-color="#ffffff"/>
      <style:paragraph-properties fo:margin-left="2.062cm" fo:margin-right="0cm" fo:margin-top="0cm" fo:margin-bottom="0cm" fo:line-height="100%" fo:text-align="center" fo:text-indent="-2.062cm" style:text-autospace="none"/>
      <style:text-properties fo:color="#000000" style:font-name="Segoe UI2" fo:font-size="24pt" fo:font-style="normal" fo:text-shadow="1pt 1pt" style:text-underline-style="none" fo:font-weight="normal" style:font-name-asian="Segoe UI4" style:font-size-asian="10pt" style:font-style-asian="normal" style:font-weight-asian="normal" style:font-name-complex="Segoe UI4" style:font-size-complex="10pt" style:font-style-complex="normal" style:font-weight-complex="normal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2" fo:font-size="32pt" fo:font-style="normal" fo:text-shadow="1pt 1pt" style:text-underline-style="none" fo:font-weight="normal" style:font-name-asian="Segoe UI4" style:font-size-asian="32pt" style:font-style-asian="normal" style:font-weight-asian="normal" style:font-name-complex="Segoe UI4" style:font-size-complex="32pt" style:font-style-complex="normal" style:font-weight-complex="normal"/>
    </style:style>
    <style:style style:name="P10" style:family="paragraph">
      <style:paragraph-properties fo:margin-left="2.011cm" fo:margin-right="0cm" fo:line-height="100%" fo:text-indent="-1.693cm"/>
    </style:style>
    <style:style style:name="P11" style:family="paragraph">
      <style:paragraph-properties fo:line-height="150%" fo:text-align="start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1" fo:font-size="24pt" fo:font-style="normal" fo:text-shadow="1pt 1pt" style:text-underline-style="none" fo:font-weight="bold" style:font-name-asian="Segoe UI4" style:font-size-asian="10pt" style:font-style-asian="normal" style:font-weight-asian="bold" style:font-name-complex="Segoe UI4" style:font-size-complex="10pt" style:font-style-complex="normal" style:font-weight-complex="bold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2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color="#000000" style:font-name="Segoe UI2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color="#000000" style:font-name="Segoe UI2" fo:font-size="35pt" fo:font-style="normal" fo:text-shadow="none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color="#000000" style:font-name="Segoe UI2" fo:font-size="34pt" fo:font-style="normal" fo:text-shadow="none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7" style:family="text">
      <style:text-properties fo:color="#ffffff" style:font-name="Segoe UI2" fo:font-size="15pt" fo:font-style="normal" fo:text-shadow="1pt 1pt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ffff" style:font-name="Segoe UI2" fo:font-size="32pt" fo:font-style="normal" fo:text-shadow="1pt 1pt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ffffff" style:font-name="Arial1" fo:font-size="24pt" fo:font-style="normal" fo:text-shadow="1pt 1pt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color="#000000" style:font-name="Segoe UI Semibold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color="#000000" style:font-name="Segoe UI Semibold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2cm" svg:x="1.778cm" svg:y="0.762cm">
          <draw:text-box>
            <text:p text:style-name="P1"><text:span text:style-name="T1">Hymn #595</text:span></text:p>
            <text:p text:style-name="P1"><text:span text:style-name="T2">“</text:span><text:span text:style-name="T2">O Blessed Spring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6" draw:layer="layout" svg:width="25.01cm" svg:height="7.011cm" svg:x="1.27cm" svg:y="0.762cm">
          <draw:text-box>
            <text:p text:style-name="P4"><text:span text:style-name="T3">1.</text:span><text:span text:style-name="T4"> O blessed spring, where Word and sign</text:span></text:p>
            <text:p text:style-name="P5"><text:span text:style-name="T4">Embrace us into Christ the Vine:</text:span></text:p>
            <text:p text:style-name="P5"><text:span text:style-name="T4">Here Christ enjoins each one to be</text:span></text:p>
            <text:p text:style-name="P1"><text:span text:style-name="T4">A branch of this life-giving T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8" draw:layer="layout" svg:width="25.654cm" svg:height="7.311cm" svg:x="1.27cm" svg:y="0.817cm">
          <draw:text-box>
            <text:p text:style-name="P7"><text:span text:style-name="T3">2.</text:span><text:span text:style-name="T4"> </text:span><text:span text:style-name="T5">Through summer heat of youthful years,</text:span></text:p>
            <text:p text:style-name="P5"><text:span text:style-name="T4">Uncertain faith, rebellious tears,</text:span></text:p>
            <text:p text:style-name="P5"><text:span text:style-name="T4">Sustained by Christ’s infusing rain,</text:span></text:p>
            <text:p text:style-name="P1"><text:span text:style-name="T4">The boughs will shout for joy ag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9" draw:layer="layout" svg:width="25.908cm" svg:height="6.929cm" svg:x="1.016cm" svg:y="0.945cm">
          <draw:text-box>
            <text:p text:style-name="P5"><text:span text:style-name="T3">3.</text:span><text:span text:style-name="T4"> When autumn cools and youth is cold,</text:span></text:p>
            <text:p text:style-name="P5"><text:span text:style-name="T4">When limbs their heavy harvest hold,</text:span></text:p>
            <text:p text:style-name="P5"><text:span text:style-name="T6">Then through us, warm, the Christ will move</text:span></text:p>
            <text:p text:style-name="P1"><text:span text:style-name="T4">With gifts of beauty, wisdom,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8" draw:layer="layout" svg:width="25.483cm" svg:height="7.714cm" svg:x="1.187cm" svg:y="0.878cm">
          <draw:text-box>
            <text:p text:style-name="P7"><text:span text:style-name="T3">4.</text:span><text:span text:style-name="T4"> As winter comes, as winters must,</text:span></text:p>
            <text:p text:style-name="P5"><text:span text:style-name="T4">We breathe our last, return to dust;</text:span></text:p>
            <text:p text:style-name="P5"><text:span text:style-name="T4">Still held in Christ, our souls take wing</text:span></text:p>
            <text:p text:style-name="P5"><text:span text:style-name="T4">And trust the promise of the spring.</text:span></text:p>
            <text:p text:style-name="P10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14" draw:layer="layout" svg:width="24.892cm" svg:height="12.887cm" svg:x="1.185cm" svg:y="0.609cm">
          <draw:text-box>
            <text:p text:style-name="P5"><text:span text:style-name="T3">5.</text:span><text:span text:style-name="T4"> Christ, holy Vine, Christ, living Tree,</text:span></text:p>
            <text:p text:style-name="P5"><text:span text:style-name="T4">Be praised for this blest mystery:</text:span></text:p>
            <text:p text:style-name="P5"><text:span text:style-name="T4">That Word and water thus revive</text:span></text:p>
            <text:p text:style-name="P5"><text:span text:style-name="T4">And join us to Your Tree of Life.</text:span></text:p>
            <text:p text:style-name="P10"><text:span text:style-name="T8"/></text:p>
            <text:p text:style-name="P11"><text:span text:style-name="T9"><text:s text:c="6"/></text:span><text:span text:style-name="T10">© 1993 Susan Palo Cherwien; admin.</text:span></text:p>
            <text:p text:style-name="P12"><text:span text:style-name="T10"><text:s text:c="9"/></text:span><text:span text:style-name="T10">Augsburg Fortress. </text:span></text:p>
            <text:p text:style-name="P12"><text:span text:style-name="T10"><text:s text:c="8"/></text:span><text:span text:style-name="T10">Used by permission: LSB Hymn License </text:span></text:p>
            <text:p text:style-name="P12"><text:span text:style-name="T10"><text:s text:c="8"/></text:span><text:span text:style-name="T10">.NET, no. 100011038.</text:span></text:p>
            <text:p text:style-name="P13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4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880000028D257B9C4997F2BB3B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7T15:04:03.91</meta:creation-date>
    <dc:date>2017-03-31T10:39:56.688000000</dc:date>
    <meta:editing-duration>PT39M52S</meta:editing-duration>
    <meta:editing-cycles>6</meta:editing-cycles>
    <meta:generator>LibreOffice/5.2.6.2$Windows_X86_64 LibreOffice_project/a3100ed2409ebf1c212f5048fbe377c281438fdc</meta:generator>
    <meta:document-statistic meta:object-count="39"/>
  </office:meta>
</office:document-meta>
</file>